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9cc" officeooo:paragraph-rsid="001ef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iv&gt;Icons made by Freepik, Elegant Themes, Zurb, Sarfraz Shoukat, Yannick, Situ Herrera, Icons8, Icomoon, Dave Gandy, OCHA, SimpleIcon, Rami McMin, Catalin Fertu, Balraj Chana, Google, Icon Works from &lt;a href="http://www.flaticon.com" title="Flaticon"&gt;www.flaticon.com&lt;/a&gt; <text:s text:c="8"/>is licensed by &lt;a href="http://creativecommons.org/licenses/by/3.0/" title="Creative Commons BY 3.0"&gt;CC BY 3.0&lt;/a&gt;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4-12-15T18:59:24.658792343</meta:creation-date>
    <dc:date>2014-12-15T18:59:47.269009069</dc:date>
    <dc:creator>Alexis Pietak</dc:creator>
    <meta:editing-duration>PT23S</meta:editing-duration>
    <meta:editing-cycles>1</meta:editing-cycles>
    <meta:document-statistic meta:table-count="0" meta:image-count="0" meta:object-count="0" meta:page-count="1" meta:paragraph-count="1" meta:word-count="42" meta:character-count="402" meta:non-whitespace-character-count="353"/>
    <meta:generator>LibreOffice/4.3.3.2$Linux_X86_64 LibreOffice_project/430m0$Build-2</meta:generator>
  </office:meta>
</office:document-meta>
</file>